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master-page-name="Standard">
      <style:paragraph-properties style:page-number="auto"/>
      <style:text-properties fo:font-weight="bold" style:font-weight-asian="bold"/>
    </style:style>
    <style:style style:name="T1" style:family="text">
      <style:text-properties fo:background-color="#ffff00" loext:char-shading-value="0"/>
    </style:style>
    <style:style style:name="T2" style:family="text">
      <style:text-properties officeooo:rsid="00130985" fo:background-color="#ffff00" loext:char-shading-value="0"/>
    </style:style>
    <style:style style:name="T3" style:family="text">
      <style:text-properties style:text-line-through-style="solid" style:text-line-through-type="single" fo:background-color="#ffff00" loext:char-shading-value="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loud Infrastructure Provision</text:p>
      <text:p text:style-name="Standard">Infrastructure service provisioning has evolved in the recent times in the advent of cloud computing technologies, and now recently the Network Function Virtualisation (SDN) and the Software-Defined Networking (SDN). The hosting of services on the cloud is very key for ubiquitous access. Cloud computing provides storage, computation and networking services in the form of Infrastructure as a service (IaaS), Platform as a service (PaaS), Software as a service (SaaS) and Hardware as service (HaaS). On the other hand NFV virtualises various network functions while SDN provides an efficient management and control. As computing and networking are converging in an effort to offer efficient services, these three technologies <text:span text:style-name="T1">need</text:span><text:span text:style-name="T3">s</text:span> to be modelled in an integrated and seamless system that enables <text:span text:style-name="T1">end-to-end service</text:span><text:span text:style-name="T2">s</text:span>. </text:p>
      <text:p text:style-name="Standard">A PoC is currently being developed which is envisaged to implement ETSI NFV MANO model. MANO (management and orchestration) is a reference framework for implementing NFV. It consist of different building blocks that manages and orchestrate all resources in a virtualised data centre such as storage, computing, networking and virtual resources. </text:p>
      <text:p text:style-name="Standard">This activity seeks to enhance the capability building and implementation of this integration which will be used to host and manage the use cases described in this proposal. </text:p>
      <text:p text:style-name="Standard"/>
      <text:p text:style-name="P1">IoT and 4G/5G integration</text:p>
      <text:p text:style-name="Standard">The rapid development of technologies is mainly driven by high demand of data-based services. This requires a closer synergy between various types of networks. The Internet of Things (IoT) paradigm is gaining traction and momentum daily in the networking, computing and application space. The IoT connectivity is currently in its infancy stages as compared to the more mature and well developed mobile networking systems. Thus, there is a desperate need for growth in the IoT networking to meet the resurgent high demand of services. IoT connectivity is mostly classified under Lower Power Wireless Area Networking (LPWAN). There are different protocols that enable connectivity in LPWAN: license exempt and licensed spectrum. <text:s/>Several efforts have been made in the license exempt space, however, coverage continues to plight those efforts. Narrowband-IoT (NB-IoT) is one of the LPWAN protocols in the licensed spectrum that works well with the mobile networks. It leverages on the wider coverage offered by the mobile networks, LTE and 5G in this case. This provides a relative interoperability between narrowband and broadband. </text:p>
      <text:p text:style-name="Standard"/>
      <text:p text:style-name="Standard">The integration of IoT and LTE/5G is paramount in the provision of services. This will expedite the development IoT connectivity response to the various application demands. This entails connecting the NB-IoT to the evolved pack core (EPC). The current LTE-A EPC will also be migrated to the 5G core. This will demonstrate the heterogeneous network solution we envision. The ideal heterogeneous network will consist of a central core network with various (heterogeneous) access netwo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ZA"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ZA"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KOBO</meta:initial-creator>
    <meta:editing-cycles>9</meta:editing-cycles>
    <meta:creation-date>2020-02-05T13:12:00</meta:creation-date>
    <dc:date>2020-02-24T12:00:35.511997965</dc:date>
    <meta:editing-duration>PT2H24M48S</meta:editing-duration>
    <meta:generator>LibreOffice/5.1.6.2$Linux_X86_64 LibreOffice_project/10m0$Build-2</meta:generator>
    <meta:document-statistic meta:table-count="0" meta:image-count="0" meta:object-count="0" meta:page-count="1" meta:paragraph-count="7" meta:word-count="453" meta:character-count="3010" meta:non-whitespace-character-count="2559"/>
    <meta:user-defined meta:name="AppVersion">16.0000</meta:user-defined>
    <meta:user-defined meta:name="Company">CSI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